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400000004B0E6FB491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ffff" svg:stroke-opacity="100%" draw:fill-color="#000000" draw:opacity="100%" draw:textarea-vertical-align="middl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g>
              <draw:rect draw:style-name="gr1" draw:text-style-name="P1" draw:layer="layout" svg:width="36.124cm" svg:height="35.813cm" svg:x="4.6cm" svg:y="-6.213cm">
                <text:p/>
              </draw:rect>
              <draw:frame draw:style-name="gr2" draw:text-style-name="P1" draw:layer="layout" svg:width="39.08cm" svg:height="45.413cm" svg:x="2.7cm" svg:y="-8.613cm">
                <draw:image xlink:href="Pictures/1000020100000400000004B0E6FB4918.png" xlink:type="simple" xlink:show="embed" xlink:actuate="onLoad">
                  <text:p/>
                </draw:image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12-20T17:51:31</dc:date>
    <dc:creator>ank </dc:creator>
    <meta:document-statistic meta:object-count="5"/>
    <meta:generator>OpenOffice/4.1.13$Unix OpenOffice.org_project/4113m1$Build-9810</meta:generator>
  </office:meta>
</office:document-meta>
</file>